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 table:number-rows-repeated="2">
          <table:table-cell table:style-name="Default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-1.0/3.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0/3.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1.0/3.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.0/3.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-1.0/3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1.0/3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.0/3.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/3.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1.0/3.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.0/3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.0/3.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-1.0/3.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1.0/3.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0/3.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.0/3.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/3.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-1.0/3.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.0/3.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1.0/3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.0/3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.0/3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/3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.0/3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-1.0/3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-1.0/3.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-1.0/3.0</text:p>
          </table:table-cell>
          <table:table-cell office:value-type="string" calcext:value-type="string">
            <text:p>1.0/3.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1.0/3.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.0/3.0</text:p>
          </table:table-cell>
          <table:table-cell office:value-type="string" calcext:value-type="string">
            <text:p>-1.0/3.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-1.0/3.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1.0/3.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.0/3.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1.0/3.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.0/3.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.0/3.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-1.0/3.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.0/3.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-1.0/3.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1.0/3.0</text:p>
          </table:table-cell>
          <table:table-cell office:value-type="string" calcext:value-type="string">
            <text:p>1.0/3.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1.0/3.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.0/3.0</text:p>
          </table:table-cell>
          <table:table-cell office:value-type="string" calcext:value-type="string">
            <text:p>-1.0/3.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1.0/3.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/3.0</text:p>
          </table:table-cell>
          <table:table-cell office:value-type="string" calcext:value-type="string">
            <text:p>-1.0/3.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.0/3.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.0/3.0</text:p>
          </table:table-cell>
          <table:table-cell office:value-type="string" calcext:value-type="string">
            <text:p>1.0/3.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.0/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.0/3.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1.0/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.0/3.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-1.0/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/3.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.0/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/3.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-1.0/3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.0/3.0</text:p>
          </table:table-cell>
          <table:table-cell office:value-type="string" calcext:value-type="string">
            <text:p>-1.0/3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1.0/3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-1.0/3.0</text:p>
          </table:table-cell>
          <table:table-cell office:value-type="string" calcext:value-type="string">
            <text:p>1.0/3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string" calcext:value-type="string">
            <text:p>-1.0/3.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.0/3.0</text:p>
          </table:table-cell>
          <table:table-cell table:number-columns-repeated="2" office:value-type="string" calcext:value-type="string">
            <text:p>-1.0/3.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1.0/3.0</text:p>
          </table:table-cell>
          <table:table-cell office:value-type="string" calcext:value-type="string">
            <text:p>-1.0/3.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-1.0/3.0</text:p>
          </table:table-cell>
          <table:table-cell office:value-type="string" calcext:value-type="string">
            <text:p>1.0/3.0</text:p>
          </table:table-cell>
          <table:table-cell office:value-type="string" calcext:value-type="string">
            <text:p>-1.0/3.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-1.0/3.0</text:p>
          </table:table-cell>
          <table:table-cell office:value-type="string" calcext:value-type="string">
            <text:p>1.0/3.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.0/3.0</text:p>
          </table:table-cell>
          <table:table-cell office:value-type="string" calcext:value-type="string">
            <text:p>-1.0/3.0</text:p>
          </table:table-cell>
          <table:table-cell office:value-type="string" calcext:value-type="string">
            <text:p>1.0/3.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1.0/3.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-1.0/3.0</text:p>
          </table:table-cell>
          <table:table-cell table:number-columns-repeated="2" office:value-type="string" calcext:value-type="string">
            <text:p>1.0/3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19:56:42.982806669</meta:creation-date>
    <dc:date>2020-06-22T00:58:27.998984452</dc:date>
    <meta:editing-duration>PT4H51M35S</meta:editing-duration>
    <meta:editing-cycles>1</meta:editing-cycles>
    <meta:document-statistic meta:table-count="1" meta:cell-count="256" meta:object-count="0"/>
    <meta:generator>LibreOffice/6.4.4.2$Linux_X86_64 LibreOffice_project/40$Build-2</meta:generator>
  </office:meta>
</office:document-meta>
</file>